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D9000003B19296E4FC00A92B46.png" manifest:media-type="image/png"/>
  <manifest:file-entry manifest:full-path="Pictures/100002010000027D0000027713CBEBE85A6FA10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1" svg:font-family="'Calibri Light'"/>
    <style:font-face style:name="Arial1" svg:font-family="Arial" style:font-family-generic="swiss"/>
    <style:font-face style:name="Calibri2" svg:font-family="Calibri" style:font-family-generic="swiss"/>
    <style:font-face style:name="Open Sans" svg:font-family="'Open Sans'" style:font-family-generic="swiss"/>
    <style:font-face style:name="Open Sans3" svg:font-family="'Open Sans'" style:font-family-generic="modern" style:font-pitch="fixed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Noto Sans CJK SC1" svg:font-family="'Noto Sans CJK SC'" style:font-family-generic="modern" style:font-pitch="variable"/>
    <style:font-face style:name="Open Sans2" svg:font-family="'Open Sans'" style:font-family-generic="modern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891cm, 1.532cm, 1.676cm, 0cm)" draw:image-opacity="100%" style:mirror="none"/>
    </style:style>
    <style:style style:name="gr3" style:family="graphic" style:parent-style-name="standard">
      <style:graphic-properties draw:stroke="none" svg:stroke-width="0.035cm" draw:stroke-linejoin="miter" draw:fill="gradient" draw:fill-gradient-name="Gradient_20_2" draw:opacity-name="msTrans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solid" draw:fill-color="#ed7d3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09cm" draw:stroke-linejoin="miter" draw:fill="solid" draw:fill-color="#d5d5d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Objekt_20_ohne_20_Füllung_20_und_20_Linie">
      <style:graphic-properties draw:stroke="none" svg:stroke-width="0cm" draw:fill="gradient" draw:fill-gradient-name="Gradient_20_3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.035cm" draw:stroke-linejoin="miter" draw:fill="gradient" draw:fill-gradient-name="Gradient_20_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>
      <style:graphic-properties style:protect="size"/>
    </style:style>
    <style:style style:name="pr1" style:family="presentation" style:parent-style-name="Titelfoli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elfoli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elfoli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gradient" draw:fill-gradient-name="Gradient_20_2" draw:opacity-name="msTransGradient_20_1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8" style:family="paragraph">
      <loext:graphic-properties draw:fill="solid" draw:fill-color="#ed7d31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d5d5d5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loext:graphic-properties draw:fill="gradient" draw:fill-gradient-name="Gradient_20_3"/>
      <style:paragraph-properties fo:text-align="start"/>
      <style:text-properties fo:font-size="18pt"/>
    </style:style>
    <style:style style:name="P13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Open Sans1" fo:font-size="40pt" fo:letter-spacing="normal" fo:font-style="normal" style:text-underline-style="none" fo:font-weight="normal" style:font-name-asian="Open Sans3" style:font-size-asian="40pt" style:font-style-asian="normal" style:font-weight-asian="normal" style:font-name-complex="Open Sans1" style:font-size-complex="40pt" style:font-style-complex="normal" style:font-weight-complex="normal"/>
    </style:style>
    <style:style style:name="T2" style:family="text">
      <style:text-properties fo:font-variant="normal" fo:text-transform="none" fo:color="#00b0f0" style:text-line-through-style="none" style:text-line-through-type="none" style:text-position="0% 100%" style:font-name="Open Sans1" fo:font-size="40pt" fo:letter-spacing="normal" fo:font-style="normal" style:text-underline-style="none" fo:font-weight="normal" style:font-name-asian="Open Sans3" style:font-size-asian="40pt" style:font-style-asian="normal" style:font-weight-asian="normal" style:font-name-complex="Open Sans1" style:font-size-complex="4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pen Sans1" fo:font-size="18pt" fo:letter-spacing="normal" fo:font-style="normal" style:text-underline-style="none" fo:font-weight="normal" style:font-name-asian="Open Sans3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pen Sans1" fo:font-size="24pt" fo:letter-spacing="normal" fo:font-style="normal" style:text-underline-style="none" fo:font-weight="normal" style:font-name-asian="Open Sans3" style:font-size-asian="24pt" style:font-style-asian="normal" style:font-weight-asian="normal" style:font-name-complex="Open Sans1" style:font-size-complex="24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 xml:id="id1" draw:id="id1">
        <draw:custom-shape draw:name="Rectangle 41" draw:style-name="gr1" draw:text-style-name="P1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haltsplatzhalter 10" draw:style-name="gr2" draw:text-style-name="P2" draw:layer="layout" svg:width="24.078cm" svg:height="19.049cm" svg:x="9.787cm" svg:y="0cm">
          <draw:image xlink:href="Pictures/100002010000027D0000027713CBEBE85A6FA101.png" xlink:type="simple" xlink:show="embed" xlink:actuate="onLoad" loext:mime-type="image/png">
            <text:p/>
          </draw:image>
        </draw:frame>
        <draw:custom-shape draw:name="Rectangle 43" draw:style-name="gr3" draw:text-style-name="P3" draw:layer="layout" svg:width="27.101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el 1" presentation:style-name="pr1" draw:text-style-name="P5" draw:layer="layout" svg:width="10.547cm" svg:height="8.004cm" svg:x="1.328cm" svg:y="4.013cm" presentation:class="title" presentation:user-transformed="true">
          <draw:text-box>
            <text:p text:style-name="P4"><text:span text:style-name="T1">W</text:span><text:span text:style-name="T1">hy </text:span><text:span text:style-name="T1">tra</text:span><text:span text:style-name="T1">nsl</text:span><text:span text:style-name="T1">at</text:span><text:span text:style-name="T1">e</text:span><text:span text:style-name="T2">5</text:span></text:p>
          </draw:text-box>
        </draw:frame>
        <draw:frame draw:name="Untertitel 2" presentation:style-name="pr2" draw:text-style-name="P7" draw:layer="layout" svg:width="10.547cm" svg:height="3.355cm" svg:x="1.328cm" svg:y="13.536cm" presentation:class="subtitle" presentation:user-transformed="true">
          <draw:text-box>
            <text:p text:style-name="P6"><text:span text:style-name="T3">Cloud-</text:span><text:span text:style-name="T3">Based </text:span><text:span text:style-name="T3">and </text:span><text:span text:style-name="T3">Open </text:span><text:span text:style-name="T3">Source </text:span><text:span text:style-name="T3">Transl</text:span><text:span text:style-name="T3">ation </text:span><text:span text:style-name="T3">Manag</text:span><text:span text:style-name="T3">ement </text:span><text:span text:style-name="T3">Syste</text:span><text:span text:style-name="T3">m</text:span></text:p>
          </draw:text-box>
        </draw:frame>
        <draw:custom-shape draw:name="Rectangle 45" draw:style-name="gr4" draw:text-style-name="P8" draw:layer="layout" svg:width="0.405cm" svg:height="1.955cm" draw:transform="rotate (-1.5707963267949) translate (3.292cm 1.73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5" draw:text-style-name="P9" draw:layer="layout" svg:width="11.048cm" svg:height="0.05cm" svg:x="1.336cm" svg:y="12.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" draw:style-name="gr6" draw:text-style-name="P11" draw:layer="layout" svg:width="10.547cm" svg:height="7.363cm" svg:x="18.478cm" svg:y="4.929cm">
          <text:p text:style-name="P10"><text:span text:style-name="T4">Mission</text:span></text:p>
          <text:p text:style-name="P10"><text:span text:style-name="T4"/></text:p>
          <text:p text:style-name="P10"><text:span text:style-name="T4">Business </text:span><text:span text:style-name="T4">Model</text:span></text:p>
          <text:p text:style-name="P10"><text:span text:style-name="T4"/></text:p>
          <text:p text:style-name="P10"><text:span text:style-name="T4">Strengths of </text:span><text:span text:style-name="T4">translate5</text:span></text:p>
          <text:p text:style-name="P10"><text:span text:style-name="T4"/></text:p>
          <text:p text:style-name="P10"><text:span text:style-name="T4">Translation </text:span><text:span text:style-name="T4">Qu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79" draw:style-name="gr7" draw:text-style-name="P12" draw:layer="layout" svg:width="3.257cm" svg:height="2.056cm" svg:x="0.564cm" svg:y="0.236cm">
          <draw:image xlink:href="Pictures/10000201000005D9000003B19296E4FC00A92B46.png" xlink:type="simple" xlink:show="embed" xlink:actuate="onLoad" loext:mime-type="image/png">
            <text:p/>
          </draw:image>
        </draw:frame>
        <draw:custom-shape draw:name="Rechteck 12" draw:style-name="gr8" draw:text-style-name="P13" draw:layer="layout" svg:width="33.866cm" svg:height="0.709cm" svg:x="0cm" svg:y="18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Folienbildplatzhalter 1" draw:style-name="gr9" draw:layer="layout" svg:width="15.239cm" svg:height="8.572cm" svg:x="1.905cm" svg:y="3.175cm" draw:page-number="1" presentation:class="page"/>
          <draw:frame draw:name="Notizenplatzhalter 2" presentation:style-name="pr3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" presentation:style-name="pr4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5"><text:page-number>1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1" svg:font-family="'Calibri Light'"/>
    <style:font-face style:name="Arial1" svg:font-family="Arial" style:font-family-generic="swiss"/>
    <style:font-face style:name="Calibri2" svg:font-family="Calibri" style:font-family-generic="swiss"/>
    <style:font-face style:name="Open Sans" svg:font-family="'Open Sans'" style:font-family-generic="swiss"/>
    <style:font-face style:name="Open Sans3" svg:font-family="'Open Sans'" style:font-family-generic="modern" style:font-pitch="fixed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Noto Sans CJK SC1" svg:font-family="'Noto Sans CJK SC'" style:font-family-generic="modern" style:font-pitch="variable"/>
    <style:font-face style:name="Open Sans2" svg:font-family="'Open Sans'" style:font-family-generic="modern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0" draw:display-name="Gradient 10" draw:style="linear" draw:start-color="#70ad47" draw:end-color="#44546a" draw:start-intensity="100%" draw:end-intensity="100%" draw:angle="1800" draw:border="0%"/>
    <draw:gradient draw:name="Gradient_20_11" draw:display-name="Gradient 11" draw:style="linear" draw:start-color="#ffc000" draw:end-color="#44546a" draw:start-intensity="100%" draw:end-intensity="100%" draw:angle="2700" draw:border="0%"/>
    <draw:gradient draw:name="Gradient_20_12" draw:display-name="Gradient 12" draw:style="linear" draw:start-color="#44546a" draw:end-color="#70ad47" draw:start-intensity="100%" draw:end-intensity="100%" draw:angle="0" draw:border="0%"/>
    <draw:gradient draw:name="Gradient_20_13" draw:display-name="Gradient 13" draw:style="linear" draw:start-color="#44546a" draw:end-color="#c00000" draw:start-intensity="100%" draw:end-intensity="100%" draw:angle="2700" draw:border="0%"/>
    <draw:gradient draw:name="Gradient_20_14" draw:display-name="Gradient 14" draw:style="linear" draw:start-color="#44546a" draw:end-color="#4472c4" draw:start-intensity="100%" draw:end-intensity="100%" draw:angle="1800" draw:border="0%"/>
    <draw:gradient draw:name="Gradient_20_15" draw:display-name="Gradient 15" draw:style="linear" draw:start-color="#44546a" draw:end-color="#ffc000" draw:start-intensity="100%" draw:end-intensity="100%" draw:angle="900" draw:border="0%"/>
    <draw:gradient draw:name="Gradient_20_2" draw:display-name="Gradient 2" draw:style="linear" draw:start-color="#ffffff" draw:end-color="#ffffff" draw:start-intensity="100%" draw:end-intensity="100%" draw:angle="900" draw:border="42%"/>
    <draw:gradient draw:name="Gradient_20_3" draw:display-name="Gradient 3" draw:style="linear" draw:start-color="#ffffff" draw:end-color="#fff380" draw:start-intensity="100%" draw:end-intensity="100%" draw:angle="900" draw:border="79%"/>
    <draw:gradient draw:name="Gradient_20_4" draw:display-name="Gradient 4" draw:style="linear" draw:start-color="#a5a5a5" draw:end-color="#ffffff" draw:start-intensity="100%" draw:end-intensity="100%" draw:angle="1800" draw:border="0%"/>
    <draw:gradient draw:name="Gradient_20_5" draw:display-name="Gradient 5" draw:style="linear" draw:start-color="#fff380" draw:end-color="#ffffff" draw:start-intensity="100%" draw:end-intensity="100%" draw:angle="2700" draw:border="0%"/>
    <draw:gradient draw:name="Gradient_20_6" draw:display-name="Gradient 6" draw:style="linear" draw:start-color="#ffffff" draw:end-color="#d9d9d9" draw:start-intensity="100%" draw:end-intensity="100%" draw:angle="1800" draw:border="60%"/>
    <draw:gradient draw:name="Gradient_20_7" draw:display-name="Gradient 7" draw:style="linear" draw:start-color="#ffffff" draw:end-color="#dddddd" draw:start-intensity="100%" draw:end-intensity="100%" draw:angle="0" draw:border="0%"/>
    <draw:gradient draw:name="Gradient_20_8" draw:display-name="Gradient 8" draw:style="linear" draw:start-color="#4472c4" draw:end-color="#44546a" draw:start-intensity="100%" draw:end-intensity="100%" draw:angle="0" draw:border="0%"/>
    <draw:gradient draw:name="Gradient_20_9" draw:display-name="Gradient 9" draw:style="linear" draw:start-color="#c00000" draw:end-color="#44546a" draw:start-intensity="100%" draw:end-intensity="100%" draw:angle="900" draw:border="0%"/>
    <draw:opacity draw:name="msTransGradient_20_1" draw:display-name="msTransGradient 1" draw:style="linear" draw:start="0%" draw:end="79%" draw:angle="900" draw:border="42%"/>
    <draw:opacity draw:name="msTransGradient_20_2" draw:display-name="msTransGradient 2" draw:style="linear" draw:start="0%" draw:end="79%" draw:angle="900" draw:border="42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Mast</text:span><text:span text:style-name="MT2">ertite</text:span><text:span text:style-name="MT2">lform</text:span><text:span text:style-name="MT2">at </text:span><text:span text:style-name="MT2">bearb</text:span><text:span text:style-name="MT2">eiten</text:span></text:p>
        </draw:text-box>
      </draw:frame>
      <draw:frame draw:name="Datumsplatzhalt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2-07-05">05.07.22</text:date></text:span></text:p>
        </draw:text-box>
      </draw:frame>
      <draw:frame draw:name="Fußzeilenplatzhalt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1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Mastert</text:span><text:span text:style-name="MT4">itelform</text:span><text:span text:style-name="MT4">at </text:span><text:span text:style-name="MT4">bearbei</text:span><text:span text:style-name="MT4">ten</text:span></text:p>
        </draw:text-box>
      </draw:frame>
      <draw:frame draw:name="Inhaltsplatzhalter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Mastertextformat bearbeiten</text:span></text:p>
              <text:list>
                <text:list-item>
                  <text:p text:style-name="MP13"><text:span text:style-name="MT6">Zweite Ebene</text:span></text:p>
                  <text:list>
                    <text:list-item>
                      <text:p text:style-name="MP13"><text:span text:style-name="MT7">Dritte Ebene</text:span></text:p>
                      <text:list>
                        <text:list-item>
                          <text:p text:style-name="MP13"><text:span text:style-name="MT8">Vierte Ebene</text:span></text:p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2-07-05">05.07.22</text:date></text:span></text:p>
        </draw:text-box>
      </draw:frame>
      <draw:frame draw:name="Fußzeilenplatzhalt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1</text:page-number></text:span></text:p>
        </draw:text-box>
      </draw:frame>
      <presentation:notes style:page-layout-name="PM2">
        <draw:page-thumbnail presentation:style-name="Titel_20_und_20_Inhalt-title" draw:layer="backgroundobjects" svg:width="16.932cm" svg:height="9.524cm" svg:x="1.058cm" svg:y="1.93cm" presentation:class="page"/>
        <draw:frame presentation:style-name="Titel_20_und_20_Inhal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Why translate5</dc:title>
    <meta:initial-creator>Mandy Metzner</meta:initial-creator>
    <meta:editing-cycles>68</meta:editing-cycles>
    <meta:creation-date>2020-03-21T15:29:15</meta:creation-date>
    <dc:date>2022-07-05T16:34:08.270487609</dc:date>
    <meta:editing-duration>PT9S</meta:editing-duration>
    <meta:generator>LibreOffice/6.4.7.2$Linux_X86_64 LibreOffice_project/40$Build-2</meta:generator>
    <meta:document-statistic meta:object-count="4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